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1" style:family="table-row">
      <style:table-row-properties fo:background-color="#dddddd">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08c94" officeooo:paragraph-rsid="00008c94"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008c94" officeooo:paragraph-rsid="00008c94" style:font-size-asian="16pt" style:font-size-complex="16pt"/>
    </style:style>
    <style:style style:name="P3" style:family="paragraph" style:parent-style-name="Standard">
      <style:paragraph-properties fo:text-align="start" style:justify-single-word="false"/>
      <style:text-properties fo:font-size="12pt" style:text-underline-style="none" fo:font-weight="normal" officeooo:rsid="00008c94" officeooo:paragraph-rsid="00008c94" style:font-size-asian="12pt" style:font-weight-asian="normal" style:font-size-complex="12pt" style:font-weight-complex="normal"/>
    </style:style>
    <style:style style:name="P4" style:family="paragraph" style:parent-style-name="Standard">
      <style:text-properties fo:font-size="12pt" officeooo:rsid="00008c94" officeooo:paragraph-rsid="00008c94" style:font-size-asian="12pt" style:font-size-complex="12pt"/>
    </style:style>
    <style:style style:name="P5" style:family="paragraph" style:parent-style-name="Standard">
      <style:text-properties fo:font-size="12pt" officeooo:rsid="0003c2e8" officeooo:paragraph-rsid="0003c2e8" style:font-size-asian="12pt" style:font-size-complex="12pt"/>
    </style:style>
    <style:style style:name="P6" style:family="paragraph" style:parent-style-name="Standard">
      <style:text-properties fo:font-size="12pt" officeooo:rsid="0003c2e8" officeooo:paragraph-rsid="00068011" style:font-size-asian="12pt" style:font-size-complex="12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officeooo:rsid="0003c2e8" officeooo:paragraph-rsid="0003c2e8" style:font-size-asian="12pt" style:font-size-complex="12pt"/>
    </style:style>
    <style:style style:name="P9" style:family="paragraph" style:parent-style-name="Table_20_Contents">
      <style:text-properties fo:font-size="12pt" officeooo:rsid="0004de4e" officeooo:paragraph-rsid="0004de4e" style:font-size-asian="12pt" style:font-size-complex="12pt"/>
    </style:style>
    <style:style style:name="P10" style:family="paragraph" style:parent-style-name="Table_20_Contents">
      <style:text-properties fo:font-size="12pt" officeooo:rsid="00068011" officeooo:paragraph-rsid="00068011" style:font-size-asian="12pt" style:font-size-complex="12pt"/>
    </style:style>
    <style:style style:name="T1" style:family="text">
      <style:text-properties officeooo:rsid="00018737"/>
    </style:style>
    <style:style style:name="T2" style:family="text">
      <style:text-properties officeooo:rsid="0004de4e"/>
    </style:style>
    <style:style style:name="T3" style:family="text">
      <style:text-properties officeooo:rsid="000680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ort Aufgaben bis zum 02.04</text:p>
      <text:p text:style-name="P2"/>
      <text:p text:style-name="P3">1. <text:span text:style-name="T1">Das Aufwärmen hat viele Vorteile. Zum einen dient es der psychischen Vorbereitung auf die hohe Belastung. Zum anderen werden aber auch Muskelgruppen gedehnt und die Körpertemperatur steigt, was enorm die Leitung erhöht. Der Blutkreislauf und die Atemmuskulatur werden effizienter. Durch das Dehnen werden auch viele Verletzungen wie Zerrungen vermieden. Besonders effizient ist das Aufwärmen dann, wenn auch der entsprechende Sport beachtet und besonders die dafür benötigten Muskeln erwärmt werden.</text:span></text:p>
      <text:p text:style-name="P4"/>
      <text:p text:style-name="P6">2. <text:span text:style-name="T3">Erwärmung für ein Kraftsportprogramm Bauch-Beine-Po</text:span> </text:p>
      <table:table table:name="Tabelle1" table:style-name="Tabelle1">
        <table:table-column table:style-name="Tabelle1.A" table:number-columns-repeated="3"/>
        <table:table-row table:style-name="Tabelle1.1">
          <table:table-cell table:style-name="Tabelle1.A1" office:value-type="string">
            <text:p text:style-name="P8">Übung</text:p>
          </table:table-cell>
          <table:table-cell table:style-name="Tabelle1.A1" office:value-type="string">
            <text:p text:style-name="P8">Ausführung</text:p>
          </table:table-cell>
          <table:table-cell table:style-name="Tabelle1.C1" office:value-type="string">
            <text:p text:style-name="P8">Dauer</text:p>
          </table:table-cell>
        </table:table-row>
        <table:table-row>
          <table:table-cell table:style-name="Tabelle1.A2" office:value-type="string">
            <text:p text:style-name="P8">Knieheben</text:p>
          </table:table-cell>
          <table:table-cell table:style-name="Tabelle1.A2" office:value-type="string">
            <text:p text:style-name="P8">- im Laufschritt auf der Stelle</text:p>
            <text:p text:style-name="P8">so schnell wie möglich die Knie auf Becken- bis Bauchhöhe heben</text:p>
          </table:table-cell>
          <table:table-cell table:style-name="Tabelle1.C2" office:value-type="string">
            <text:p text:style-name="P9">1 Minute</text:p>
          </table:table-cell>
        </table:table-row>
        <table:table-row>
          <table:table-cell table:style-name="Tabelle1.A2" office:value-type="string">
            <text:p text:style-name="P9">Jumping Jacks</text:p>
          </table:table-cell>
          <table:table-cell table:style-name="Tabelle1.A2" office:value-type="string">
            <text:p text:style-name="P7">- <text:span text:style-name="T2">Arme und Beine abwechselnd auseinander und zusammen bewegen</text:span></text:p>
          </table:table-cell>
          <table:table-cell table:style-name="Tabelle1.C2" office:value-type="string">
            <text:p text:style-name="P10">50 Stück</text:p>
          </table:table-cell>
        </table:table-row>
        <table:table-row>
          <table:table-cell table:style-name="Tabelle1.A2" office:value-type="string">
            <text:p text:style-name="P10">Twist Sprünge</text:p>
          </table:table-cell>
          <table:table-cell table:style-name="Tabelle1.A2" office:value-type="string">
            <text:p text:style-name="P10">- Arme auf Brusthöhe halten</text:p>
            <text:p text:style-name="P10">- im Sprung entgegengesetzt nach rechts und links drehen</text:p>
          </table:table-cell>
          <table:table-cell table:style-name="Tabelle1.C2" office:value-type="string">
            <text:p text:style-name="P10">1 Minute</text:p>
          </table:table-cell>
        </table:table-row>
        <table:table-row>
          <table:table-cell table:style-name="Tabelle1.A2" office:value-type="string">
            <text:p text:style-name="P10">Mountain Climber</text:p>
          </table:table-cell>
          <table:table-cell table:style-name="Tabelle1.A2" office:value-type="string">
            <text:p text:style-name="P7">- <text:span text:style-name="T3">im Handstütz die Knie abwechselnd zur Brust ziehen in möglichst schnellem Tempo</text:span></text:p>
          </table:table-cell>
          <table:table-cell table:style-name="Tabelle1.C2" office:value-type="string">
            <text:p text:style-name="P10">30 Sekunden</text:p>
          </table:table-cell>
        </table:table-row>
        <table:table-row>
          <table:table-cell table:style-name="Tabelle1.A2" office:value-type="string">
            <text:p text:style-name="P10">Anfersen</text:p>
          </table:table-cell>
          <table:table-cell table:style-name="Tabelle1.A2" office:value-type="string">
            <text:p text:style-name="P7">- <text:span text:style-name="T3">im Lauftempo die Hacken abwechselnd zum Po bewegen</text:span></text:p>
          </table:table-cell>
          <table:table-cell table:style-name="Tabelle1.C2" office:value-type="string">
            <text:p text:style-name="P10">1 Minute</text:p>
          </table:table-cell>
        </table:table-row>
        <table:table-row>
          <table:table-cell table:style-name="Tabelle1.A2" office:value-type="string">
            <text:p text:style-name="P10">Hockstrecksprünge mit Liegestütz</text:p>
          </table:table-cell>
          <table:table-cell table:style-name="Tabelle1.A2" office:value-type="string">
            <text:p text:style-name="P7">- <text:span text:style-name="T3">im Liegestütz starten</text:span></text:p>
            <text:p text:style-name="P7">- <text:span text:style-name="T3">einmal ausführen</text:span></text:p>
            <text:p text:style-name="P7">- <text:span text:style-name="T3">aus der Hocke schnell in den Strecksprung und wieder zurück in den Liegestütz</text:span></text:p>
          </table:table-cell>
          <table:table-cell table:style-name="Tabelle1.C2" office:value-type="string">
            <text:p text:style-name="P10">15 Wiederholunge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1:31:22.529000000</meta:creation-date>
    <dc:date>2020-04-02T14:53:26.663000000</dc:date>
    <meta:editing-duration>PT51M57S</meta:editing-duration>
    <meta:editing-cycles>6</meta:editing-cycles>
    <meta:generator>LibreOffice/6.1.3.2$Windows_X86_64 LibreOffice_project/86daf60bf00efa86ad547e59e09d6bb77c699acb</meta:generator>
    <meta:document-statistic meta:table-count="1" meta:image-count="0" meta:object-count="0" meta:page-count="1" meta:paragraph-count="28" meta:word-count="190" meta:character-count="1247" meta:non-whitespace-character-count="1084"/>
  </office:meta>
</office:document-meta>
</file>